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E00000182A4AEB16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45558" loext:opacity="100%" fo:font-size="40pt" fo:font-weight="bold" officeooo:rsid="000dedde" officeooo:paragraph-rsid="000dedde" style:font-size-asian="40pt" style:font-weight-asian="bold" style:font-size-complex="4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7.474cm" draw:z-index="0"><draw:image xlink:href="Pictures/100000010000036E00000182A4AEB162.png" xlink:type="simple" xlink:show="embed" xlink:actuate="onLoad" draw:mime-type="image/png"/></draw:frame></text:p>
      <text:p text:style-name="P1">Modelo de documento O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10:10:30.926753000</meta:creation-date>
    <meta:print-date>2025-08-22T10:12:02.957027400</meta:print-date>
    <dc:date>2025-08-22T10:12:34.437919900</dc:date>
    <meta:editing-duration>PT2M4S</meta:editing-duration>
    <meta:editing-cycles>1</meta:editing-cycles>
    <meta:document-statistic meta:table-count="0" meta:image-count="1" meta:object-count="0" meta:page-count="1" meta:paragraph-count="1" meta:word-count="4" meta:character-count="23" meta:non-whitespace-character-count="20"/>
    <meta:generator>LibreOffice/25.8.0.4$Windows_X86_64 LibreOffice_project/48f00303701489684e67c38c28aff00cd5929e67</meta:generator>
  </office:meta>
</office:document-meta>
</file>